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Standard" style:list-style-name="L1"/>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7">Rainer Villido “Semantic Integration Platform for Web Widgets Communication”<text:tab/>1</text:p>
          <text:p text:style-name="P7">Karli Kirsimäe “Automated OpenAjax Hub Widget Generation for Deep Web Surfacing”<text:tab/>1</text:p>
          <text:p text:style-name="P7">A Usability Approach to Improving the User Experience in Web Directories<text:tab/>2</text:p>
          <text:p text:style-name="P7">Deep Mashup: A Description-Based Framework for Lightweight Integration of Web Contents<text:tab/>2</text:p>
          <text:p text:style-name="P7">Extracting Client-side Web User Interface Controls<text:tab/>3</text:p>
          <text:p text:style-name="P7">Improving a Web Application Using Design Patterns: A Case Study<text:tab/>3</text:p>
          <text:p text:style-name="P7">Patterns for the Model-Based Development of RIAs<text:tab/>3</text:p>
          <text:p text:style-name="P7">Requirements for Rich Internet Application Design Methodologies<text:tab/>4</text:p>
          <text:p text:style-name="P7">Web Design Patterns: Investigating User Goals and Browsing Strategies<text:tab/>4</text:p>
          <text:p text:style-name="P7">Value-Driven Design for "Infosuasive" Web Applications<text:tab/>4</text:p>
          <text:p text:style-name="P7">USEFul: A Framework to Mainstream Web Site Usability Through Automated Evaluation<text:tab/>5</text:p>
          <text:p text:style-name="P7">Finding Usability Bugs with Automated Tests<text:tab/>5</text:p>
          <text:p text:style-name="P7">behaviorism : A Framework for Dynamic Data Visualization<text:tab/>5</text:p>
          <text:p text:style-name="P7">Use of Analogy in Synthesizing Novel Visualizations<text:tab/>6</text:p>
        </text:index-body>
      </text:table-of-content>
      <text:h text:style-name="Heading_20_3" text:outline-level="3"/>
      <text:h text:style-name="Heading_20_1" text:outline-level="1">Rainer Villido “Semantic Integration Platform for Web Widgets Communication”</text:h>
      <text:p text:style-name="Text_20_body">Widgets (sometimes also called gadgets) are small reusable client-side Web applications meant to be distributed to multiple locations.</text:p>
      <text:p text:style-name="Text_20_body">These environments or platforms that allow combination of widgets into a single application are called Mashups. Mashups come from a phrase "to mash up" that literally means an activity when a user putting together existing widgets - the user is "mashing up" a new application.</text:p>
      <text:p text:style-name="Text_20_body">The most popular consumer mashup platforms are iGoogle, Netvibes and Yahoo! Pipes which allow users to create their own simple mashups.</text:p>
      <text:p text:style-name="Text_20_body">Popular enterprise mashup platforms are IBM Mashup Center, Kapow Mashup, Center, WSO2 Mashup Server, JackBe Presto.</text:p>
      <text:p text:style-name="Text_20_body">The Same Origin Policy can often be too restrictive for widgets that want to combine services from various sources outside their domain. A workaround to this restriction is to have a proxy to mediate information between domains.</text:p>
      <text:p text:style-name="Text_20_body">Messages mapped using OWL (Web Ontology Language) class referred. Mappings defined in XML file.</text:p>
      <text:p text:style-name="Text_20_body">Tipco PageBus - caches events, so subscribers that subscribe later would still get them.</text:p>
      <text:p text:style-name="P1">Information about settings up OpenAjax Hub and connecting widgets.</text:p>
      <text:h text:style-name="Heading_20_1" text:outline-level="1">Karli Kirsimäe “Automated OpenAjax Hub Widget Generation for Deep Web Surfacing”</text:h>
      <text:p text:style-name="Text_20_body">Part of the Deep Web are the web services, among which the SOAP web services are of particular interest in this thesis.</text:p>
      <text:p text:style-name="Text_20_body">OpenAjax Hub is a set of standard JavaScript functionality that addresses key interoperability and security issues that arise when multiple Ajax libraries and/or components are used within the same web page.</text:p>
      <text:p text:style-name="Text_20_body"><text:soft-page-break/>SOAP is a lightweight protocol that uses XML messages to exchange structured information.</text:p>
      <text:p text:style-name="Text_20_body">WSDL (Web Services Description Language) is an XML format for describing web services.</text:p>
      <text:p text:style-name="Text_20_body">SAWSDL defines a set of extension attributes for the Web Services Description Language and XML Schema definition language that allows description of additional semantics of WSDL components.</text:p>
      <text:p text:style-name="Text_20_body">JSON-RPC is a stateless, light-weight remote procedure call (RPC) protocol that uses JSON as data format.</text:p>
      <text:p text:style-name="Text_20_body">JSONP is a way of doing cross-domain requests with the help of using HTML Script tag.</text:p>
      <text:p text:style-name="Text_20_body">JSON Schema defines the media type "application/schema+json", a JSON based format for defining the structure of JSON data.</text:p>
      <text:p text:style-name="Text_20_body">Service Mapping Description (SMD) is a JSON representation describing web services.</text:p>
      <text:p text:style-name="P6"><text:bookmark text:name="internal-source-marker_0.11342834611423314"/>Uses “Semantic Integration Platform for Web Widgets Communication”, adds possibility of having inline message schema definition.</text:p>
      <text:p text:style-name="P6">Hidden proxy widget exchanges messages between visible widget and server site proxy to SOAP service. Proxy widget is generated automatically.</text:p>
      <text:p text:style-name="P6">SOAP through server side proxy to by-pass same origin policy and not good enough JavaScript parser to map SOAP message to JSON. Messages on client side using JSON, mapped to SOAP XML request in proxy server.</text:p>
      <text:h text:style-name="Heading_20_1" text:outline-level="1">A Usability Approach to Improving the User Experience in Web Directories</text:h>
      <text:p text:style-name="Text_20_body">Hierarchical – top-down. Main problems are rigidity, that gets worse with lots of entries, and user not recognizing the terminology used for categories.</text:p>
      <text:p text:style-name="Text_20_body">Facets – bottom-up, based on objects attributes (e.g. finding laptop by selecting screen size, then color, then HDD size...), not suitable for large directories. </text:p>
      <text:p text:style-name="Text_20_body">D-Persona – display only information that user is interested int, based on browsing history.</text:p>
      <text:p text:style-name="Text_20_body">D-Search – search for categories based on objects in that category.</text:p>
      <text:p text:style-name="P2">Insight into usability testing.</text:p>
      <text:p text:style-name="Text_20_body">An overview of usability inspection methods (page 53)</text:p>
      <text:p text:style-name="Text_20_body">Theoretical methods: </text:p>
      <text:p text:style-name="Text_20_body">Perspective-based Usability Inspection (PUI)</text:p>
      <text:p text:style-name="Text_20_body">Usability Pattern based Inspection (UPI)</text:p>
      <text:p text:style-name="P3">Ontological Sketch Modelling (OSM) – chosen for this one</text:p>
      <text:h text:style-name="Heading_20_1" text:outline-level="1">Deep Mashup: A Description-Based Framework for Lightweight Integration of Web Contents</text:h>
      <text:p text:style-name="Standard">DEEP means Describe, Emulate, Extract and Personalize. Can be used to use parts of websites as services/widgets.</text:p>
      <text:p text:style-name="Standard">Web Content Description Language (WCDL) for describing web content. Something like WCDL might also help automatically generate mash-ups.</text:p>
      <text:p text:style-name="Standard">DEEP uses XSLT to visualize XML from services, user can rearrange widgets.</text:p>
      <text:h text:style-name="Heading_20_1" text:outline-level="1"><text:soft-page-break/>Extracting Client-side Web User Interface Controls</text:h>
      <text:p text:style-name="Standard">Firecrow extension for extracting UI controls from web application. Lets user select object on web page, records interactions and extracts (marks) necessary CSS, HTML, JavaScript and other resources for UI control.</text:p>
      <text:p text:style-name="Standard">Possibly for extracting widgets from web applications.</text:p>
      <text:p text:style-name="Standard">Further on this topic:</text:p>
      <text:list xml:id="list43705389" text:style-name="L1">
        <text:list-item>
          <text:p text:style-name="P15">Reusing Web Application User-Interface Controls (<text:a xlink:type="simple" xlink:href="http://www.springerlink.com/content/6281844537643j65/">http://www.springerlink.com/content/6281844537643j65/</text:a> )</text:p>
        </text:list-item>
        <text:list-item>
          <text:p text:style-name="P15">Client-side web application slicing (<text:a xlink:type="simple" xlink:href="http://ieeexplore.ieee.org/xpl/freeabs_all.jsp?arnumber=6100110">http://ieeexplore.ieee.org/xpl/freeabs_all.jsp?arnumber=6100110</text:a> )</text:p>
        </text:list-item>
      </text:list>
      <text:h text:style-name="Heading_20_1" text:outline-level="1">Improving a Web Application Using Design Patterns: A Case Study</text:h>
      <text:p text:style-name="P5">Architectural patterns (2):</text:p>
      <text:p text:style-name="Text_20_body">Model view controller (MVC). Model summarizes the core application data and functionality. View displays information to clients on the screen. Controller handles the interaction between user interface and user inputs, and initiates the creation of the application’s new view. MVC requires developers to have some experiences, good programming ability and significant planning in separating between components.</text:p>
      <text:p text:style-name="Text_20_body">Presentation-Abstraction-Control (PAC) architectural pattern provides a structure that is suitable for interactive software systems in the hierarchy of cooperative agents. It consists of three components which are presentation, abstraction, and control.</text:p>
      <text:p text:style-name="P1">Mash-up is similar to PAC.</text:p>
      <text:p text:style-name="P5">Navigational patterns:</text:p>
      <text:p text:style-name="Text_20_body">Navigation Observer – visibly record the path user has taken. Good for backtracking.</text:p>
      <text:p text:style-name="Text_20_body">Navigation Strategy – link end-point is generated dynamically based on the context (e.g. latest download link queries the database for latest version and then gives latest file).</text:p>
      <text:p text:style-name="Text_20_body">News – users are notified of new information.</text:p>
      <text:p text:style-name="Text_20_body">Pagination – page numbers, next, previous, last, first. For lots of data.</text:p>
      <text:p text:style-name="Text_20_body">Set-based Navigation – organize information into sets of related information. Helps search for relevant information.</text:p>
      <text:p text:style-name="Text_20_body">Showed how they would use these patterns on their school website.</text:p>
      <text:h text:style-name="Heading_20_1" text:outline-level="1">Patterns for the Model-Based Development of RIAs</text:h>
      <text:p text:style-name="Text_20_body">RIA pattern is a general reusable solution to a commonly occurring problem in RIA design. It describes the interaction, operation and presentation of a RIA widget.</text:p>
      <text:p text:style-name="Text_20_body">Model RIA patterns using state machine and then embed into application models. State machines can later be used to generate RIA pattern code in extension points. (currently code generation is not available)</text:p>
      <text:p text:style-name="Text_20_body">UML-based Web Engineering (UWE) – method for systematic and model-driven development of web applications. (Used as an example host language.)</text:p>
      <text:p text:style-name="Text_20_body">Might be solution to modeling my application.</text:p>
      <text:h text:style-name="Heading_20_1" text:outline-level="1"><text:soft-page-break/>Requirements for Rich Internet Application Design Methodologies</text:h>
      <text:p text:style-name="Text_20_body">Requirements identified from several Google and other RIAs: (for evaluating modeling languages)</text:p>
      <text:p text:style-name="Text_20_body">Data: Static Pages, View Data, Update Data, Pagination, Provide Data Feed, Use Web Services, Offline Data, Offline Resources, Web Service Provider, Uploading Files, Access Server Data, Local Variables/Data, Cookies</text:p>
      <text:p text:style-name="Text_20_body">Events: Scheduled Events, Client Timer Support, Server Timer Support, <text:s/>Async Form Validation, Client Form Validation, Server Form Validation, User Collaboration, Browser-Based Chat, Out-of-Order Events, Server Translation Support</text:p>
      <text:p text:style-name="Text_20_body">User and Security: User Authorization, Session Support, User Logout, Automatic User Auth, User Security, Group Security, Security Levels, Single Sign-In Solutions, Personalization</text:p>
      <text:p text:style-name="Text_20_body">User Agents: Browser Identification, User Redirection, Multiple Browser Support, Multiple Outputs, Client-Side Application, Load Additional Scripting, Back Button Control, Plugin Support, Plugin Communication, Navigation Control</text:p>
      <text:p text:style-name="Text_20_body">Interaction: E-mailing Users, E-mail Unsubscription, Mobile Phone Communication, Internationalization Support, Multiple Domain Support</text:p>
      <text:p text:style-name="Text_20_body">User Interface: Presentation, Client-side Scripting, Drag and Drop, Loading Time Support, Keyboard Shortcuts, Opening New Windows, Pop-up Dialog Boxes, Runtime Interface Updates, Static Views (HTML), Modal Dialogs, Use External Components, Provide External Libraries.</text:p>
      <text:p text:style-name="Text_20_body">Event ticketing application Ticket 2.0 as benchmark application that covers these requirements.</text:p>
      <text:p text:style-name="P2">Existing languages are not expressive enough.</text:p>
      <text:h text:style-name="Heading_20_1" text:outline-level="1">Web Design Patterns: Investigating User Goals and Browsing Strategies</text:h>
      <text:p text:style-name="Text_20_body">Study into how users browse design patterns catalog.</text:p>
      <text:p text:style-name="Text_20_body">In big teams, where there are many people with different backgrounds and knowledge, patterns can improve cross-discipline communication.</text:p>
      <text:p text:style-name="Text_20_body">HyperPatterns – language of web design patterns.</text:p>
      <text:p text:style-name="Text_20_body">Illustrations are considered most helpful, but if it is not specific enough then pattern could be misunderstood (in this study only incorrect usage of pattern was because users just looked at the illustration and did not read the description).</text:p>
      <text:p text:style-name="Text_20_body">Further on this topic:</text:p>
      <text:list xml:id="list43714169" text:style-name="L2">
        <text:list-item>
          <text:p text:style-name="P8">A Recommendation System to Support Design Patterns Selection ( <text:a xlink:type="simple" xlink:href="http://ieeexplore.ieee.org/xpl/freeabs_all.jsp?arnumber=5635261">http://ieeexplore.ieee.org/xpl/freeabs_all.jsp?arnumber=5635261</text:a> <text:s/>)</text:p>
        </text:list-item>
        <text:list-item>
          <text:p text:style-name="P8">A visual tool for using design patterns as pattern languages ( <text:a xlink:type="simple" xlink:href="http://dl.acm.org/citation.cfm?doid=1842993.1843005">http://dl.acm.org/citation.cfm?doid=1842993.1843005</text:a> <text:s/>)</text:p>
        </text:list-item>
      </text:list>
      <text:h text:style-name="Heading_20_1" text:outline-level="1">Value-Driven Design for "Infosuasive" Web Applications</text:h>
      <text:p text:style-name="Text_20_body">Infuasive – informative + persuasive</text:p>
      <text:p text:style-name="Text_20_body">Communication target – web communication is directed to</text:p>
      <text:p text:style-name="Text_20_body">Communication goals – effect that must be achieved on the user</text:p>
      <text:p text:style-name="Text_20_body">Key values – more pregnant “message” and “perception” that needs to get across</text:p>
      <text:p text:style-name="Text_20_body"><text:soft-page-break/>Brand value – core message, elaborated by brand experts, key values should be consistent with it.</text:p>
      <text:p text:style-name="Text_20_body">Key values should be present in informing content requirements.</text:p>
      <text:p text:style-name="Text_20_body">Layout requirements derive from brand value, but also from key values and communication targets.</text:p>
      <text:h text:style-name="Heading_20_1" text:outline-level="1">USEFul: A Framework to Mainstream Web Site Usability Through Automated Evaluation</text:h>
      <text:p text:style-name="Text_20_body">2 types of automated usability evaluation tools:</text:p>
      <text:list xml:id="list43711910" text:style-name="L3">
        <text:list-item>
          <text:p text:style-name="P9">Make use of conformance to standards</text:p>
        </text:list-item>
        <text:list-item>
          <text:p text:style-name="P9">Try to predict the usage of a web site (can be misleading because of predicting)</text:p>
        </text:list-item>
      </text:list>
      <text:p text:style-name="Text_20_body">Automation tools should be used together with manual usability evaluation, because while automation tools are very good at checking for usability violations that can be fully implemented in the tool, there are many guidelines that are too abstract or difficult to automatically check.</text:p>
      <text:p text:style-name="Text_20_body">Most guidelines from U.S Department of Health and Human Services' (HHS) Research-Based Web Design &amp; Usability Guidelines. I should probably take a look at some database like this.</text:p>
      <text:p text:style-name="Text_20_body">Does not execute JavaSript, so cannot use in my project, but I should find similar solution for usability evaluation.</text:p>
      <text:p text:style-name="Text_20_body">Further reading:</text:p>
      <text:list xml:id="list43682583" text:style-name="L4">
        <text:list-item>
          <text:p text:style-name="P10">The Research-Based Web Design &amp; Usability Guidelines - <text:a xlink:type="simple" xlink:href="http://www.usability.gov/guidelines/">http://www.usability.gov/guidelines/</text:a> </text:p>
        </text:list-item>
        <text:list-item>
          <text:p text:style-name="P10">Jakob Nielsen, Prioritizing Web Usability</text:p>
        </text:list-item>
      </text:list>
      <text:h text:style-name="Heading_20_1" text:outline-level="1">Finding Usability Bugs with Automated Tests</text:h>
      <text:p text:style-name="Text_20_body">One reason is that sometimes our designs look appealing so we skip the step of testing their usability and accessibility—all in the interest of speed, reducing costs, and competitive advantage.</text:p>
      <text:p text:style-name="Text_20_body">The work complements, rather than replaces, other human usability testing.</text:p>
      <text:p text:style-name="Text_20_body">Our automated tests rely on WebDriver, now part of the open source Selenium test-automation project and known as Selenium 2.0.</text:p>
      <text:p text:style-name="P1">Mainly on testing tab order.</text:p>
      <text:p text:style-name="P4">Further on this topic:</text:p>
      <text:list xml:id="list43688730" text:style-name="L5">
        <text:list-item>
          <text:p text:style-name="P11"><text:span text:style-name="T1">Fighting layout bugs <text:s/>- </text:span><text:a xlink:type="simple" xlink:href="http://code.google.com/p/fighting-layout-bugs/"><text:span text:style-name="T1">http://code.google.com/p/fighting-layout-bugs/</text:span></text:a><text:span text:style-name="T1"> </text:span></text:p>
        </text:list-item>
        <text:list-item>
          <text:p text:style-name="P11">Rocket Surgery Made Easy - <text:a xlink:type="simple" xlink:href="http://www.sensible.com/rsme.html">http://www.sensible.com/rsme.html</text:a> </text:p>
        </text:list-item>
        <text:list-item>
          <text:p text:style-name="P11">Don’t Make Me Think - <text:a xlink:type="simple" xlink:href="http://www.sensible.com/dmmt.html">http://www.sensible.com/dmmt.html</text:a> </text:p>
        </text:list-item>
        <text:list-item>
          <text:p text:style-name="P11">Orchestrating an Automated Test Lab - <text:a xlink:type="simple" xlink:href="http://queue.acm.org/detail.cfm?id=1046946">http://queue.acm.org/detail.cfm?id=1046946</text:a> </text:p>
        </text:list-item>
        <text:list-item>
          <text:p text:style-name="P11">Too Darned Big to Test - <text:a xlink:type="simple" xlink:href="http://queue.acm.org/detail.cfm?id=1046944">http://queue.acm.org/detail.cfm?id=1046944</text:a> </text:p>
        </text:list-item>
      </text:list>
      <text:h text:style-name="Heading_20_1" text:outline-level="1">behaviorism : A Framework for Dynamic Data Visualization</text:h>
      <text:p text:style-name="Text_20_body">behaviorism is made up of three interlocking core components of the framework: the data graph, the scene graph, and the timing graph. The data graph stores pieces of data as Node objects, each of which can be linked together via one or more Relationship objects. The scene graph stores visual objects, or Geoms, within a hierarchy of model-views. The timing graph stores scheduled events, or <text:soft-page-break/>Behaviors, that update elements in the data graph and the scene graph. Nodes of data can be created programmatically or defined automatically by parsing the results of queries to external databases. The creation and visual appearance of Geoms can be based on the structure of the data graph or the information in one or more of the Nodes. The timing graph is defined initially by the developer, but Behaviors can also be created or altered by user input, or by examinations of the data graph and the scene graph. These core graph components use concurrent data structures which allow for robust asynchronous traversals and updates from different threads.</text:p>
      <text:h text:style-name="Heading_20_1" text:outline-level="1">Use of Analogy in Synthesizing Novel Visualizations</text:h>
      <text:p text:style-name="Text_20_body">Naturalness Principle – Experiential cognition is most effective when the properties of the visual representation most closely match the information being represented.</text:p>
      <text:h text:style-name="Heading_20_1" text:outline-level="1">OpenAjax Metadata 1.0 Specification</text:h>
      <text:p text:style-name="Text_20_body">OpenAjax Metadata represents a set of industry-standard metadata defined by the OpenAjax Alliance that enhances interoperability across Ajax toolkits and Ajax products.</text:p>
      <text:p text:style-name="Text_20_body">The OpenAjax Widget format targets the following two definitions of the term "widget":</text:p>
      <text:list xml:id="list43683467" text:style-name="L6">
        <text:list-item>
          <text:p text:style-name="P12">UI controls - The user interface components—such as combo boxes, menu bars, charts, and calendars—that some Ajax libraries provide.</text:p>
        </text:list-item>
        <text:list-item>
          <text:p text:style-name="P12">Mashup components - Pre-packaged mini-applications (sometimes called "widgets" or "gadgets") that can be combined together within a composite application (the "mashup"), where the mashup components react to each other intelligently, such as when the user selects an address in one component, and a different component displays an updated map for that address.</text:p>
        </text:list-item>
      </text:list>
      <text:p text:style-name="Text_20_body">An OpenAjax Widget consists of two components:</text:p>
      <text:list xml:id="list43684991" text:style-name="L7">
        <text:list-item>
          <text:p text:style-name="P13">Widget metadata (expressed in XML).</text:p>
        </text:list-item>
        <text:list-item>
          <text:p text:style-name="P13">JavaScript APIs that, if provided, allow a widget to be used within a mashup and to share properties and messages with other widgets.</text:p>
        </text:list-item>
      </text:list>
      <text:p text:style-name="Text_20_body">Category schema:</text:p>
      <text:p text:style-name="Text_20_body">category_element = element category {</text:p>
      <text:p text:style-name="Text_20_body"><text:s text:c="4"/>category_content <text:s/>&amp; <text:s/>category_attributes <text:s/>&amp; <text:s/>foreign_attributes</text:p>
      <text:p text:style-name="Text_20_body">}</text:p>
      <text:p text:style-name="Text_20_body">category_content = (</text:p>
      <text:p text:style-name="Text_20_body"><text:s text:c="2"/>empty</text:p>
      <text:p text:style-name="Text_20_body">)</text:p>
      <text:p text:style-name="Text_20_body">category_attributes = ( </text:p>
      <text:p text:style-name="Text_20_body"><text:s text:c="2"/>name</text:p>
      <text:p text:style-name="Text_20_body">)</text:p>
      <text:p text:style-name="Text_20_body">OpenAjax Alliance has a wiki page on which the alliance is working to produce common widget category names in order to promote interoperability: <text:a xlink:type="simple" xlink:href="http://www.openajax.org/member/wiki/OpenAjax_Widget_Categories">http://www.openajax.org/member/wiki/OpenAjax_Widget_Categories</text:a></text:p>
      <text:h text:style-name="Heading_20_1" text:outline-level="1"><text:soft-page-break/>Eyes Don't Lie: Understanding Users' First Impressions on Website Design Using Eye Tracking</text:h>
      <text:p text:style-name="Text_20_body">The study by Lingaard et al., (2006) ascertained that decisions are made within 50ms of exposure, suggesting that the web designers have only around 50 ms to make a favorable first impression [3].</text:p>
      <text:p text:style-name="Text_20_body">Confirmation bias occurs when participants in the presence of very positive first impression may ignore negative issues and errors that they encounter later. In case of negative first impression, participants find it hard to accept the positive aspects. Hence, even if a website is highly usable and provides very useful information presented in a logical arrangement, this may fail to impress a user whose first impression of the site was negative.</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Yoo and Jin (2004) identify short scrolling texts, search box, web mail, number of color, background color, and number of image, sequential appearance of text and then image and use of different fonts as the factors that must be considered to design a good home page [7].</text:p>
      <text:p text:style-name="Text_20_body">On the other hand, Lindgaard et al. (2006) mention that besides focusing on the usability of the Web site, web designers should ensure that they meet users perception and the products create a positive first impression.</text:p>
      <text:p text:style-name="Text_20_body">...which indicates that participants spend more time on favorable websites with positive impression than unfavorable websites with negative impression.</text:p>
      <text:p text:style-name="Text_20_body">Total fixation duration on areas of interest, ordered according to fixation duration:</text:p>
      <text:p text:style-name="Text_20_body">2. AOI-2 → main menu<text:tab/>6.48</text:p>
      <text:p text:style-name="Text_20_body">6. AOI-6 → Body of the website<text:tab/>6.44</text:p>
      <text:p text:style-name="Text_20_body">7. AOI-7 → Bottom of the website<text:tab/>6.03</text:p>
      <text:p text:style-name="Text_20_body">4. AOI-4 → Social Networking Links<text:tab/>5.95</text:p>
      <text:p text:style-name="Text_20_body">1. AOI-1 → logo<text:tab/>5.94</text:p>
      <text:p text:style-name="Text_20_body">3. AOI-3 → Search<text:tab/>5.59</text:p>
      <text:p text:style-name="Text_20_body">5. AOI-5 → Main picture<text:tab/>5.25</text:p>
      <text:p text:style-name="Text_20_body">Pacifying and relaxing use of background colors like light green, light blue, and yellow were preferred and use of colors like bright red, dark blue, and black were not preferred by participants.</text:p>
      <text:p text:style-name="Text_20_body">Majority of participants suggested that the main menu located on the top or left of the website drew more attention to the website since they know where to navigate the website from. Too many navigation links on the bottom and right of the website led to confusion and negative impression towards the website.</text:p>
      <text:p text:style-name="Text_20_body">Hence, the participants recommend the use of images and texts that actually signify what the university is for.</text:p>
      <text:p text:style-name="Text_20_body">Position. Sequential position of images and text on the website were identified as other design factors that led to the formation of impression towards that website. Participants suggested that use of a large and meaningful image on the area where eyes hit the website leads to the formation of positive impression. Websites that are cluttered with too many images, links and texts do not capture the attention towards the website. One of the participants stated, “This website is complete pain to navigate because of the weird position of images and texts. It looks like an advertisement of a product rather than a website of a university.”</text:p>
      <text:p text:style-name="Text_20_body"><text:soft-page-break/>Veen's design principles:</text:p>
      <text:list xml:id="list43696581" text:style-name="L8">
        <text:list-item>
          <text:p text:style-name="P14">Clear Navigation.</text:p>
        </text:list-item>
        <text:list-item>
          <text:p text:style-name="P14">Direct Access.</text:p>
        </text:list-item>
        <text:list-item>
          <text:p text:style-name="P14">Simplicity and Consistency.</text:p>
        </text:list-item>
        <text:list-item>
          <text:p text:style-name="P14">Design Integrity and Stability.</text:p>
        </text:list-item>
      </text:list>
      <text:p text:style-name="Text_20_body">Further reading:</text:p>
      <text:p text:style-name="Text_20_body">[28] M. Russell, “Using eye-tracking data to understand first impressions of a website,” Usability News, vol. 7, no. 1, pp. 1–14, 2005.</text:p>
      <text:p text:style-name="Text_20_body">[29] J. Goldberg and X. Kotval, “Computer interface evaluation using eye movements: Methods and constructs,” International Journal of Industrial Ergonomics, vol. 24, no. 6, pp. 631–645, 1999.</text:p>
      <text:p text:style-name="Text_20_body">[35] J. McCarthy, M. Sasse, and J. Riegelsberger, “Could I have the menu please? An eye tracking study of design conventions,” PEOPLE AND COMPUTERS, pp. 401–414, 2004.</text:p>
      <text:h text:style-name="Heading_20_1" text:outline-level="1">Using Eye-Tracking Data to Understand First Impressions of a Website</text:h>
      <text:p text:style-name="Text_20_body">The first AOIs typically receiving fixations from this group of users were the large areas in the center of the page: (1) the picture of the child on the bike; (2) the big Toys To Grow On logo to the right of the picture; (3) the block of text directly beneath the picture; and (4) the Lakeshore logo below the text.</text:p>
      <text:p text:style-name="Text_20_body">The first AOIs on the homepage typically receiving fixations from this group of users were those running along the top of the page: (1) the "live help" information—not a link but merely a 1-800 number listing); (2) the top "Mastermind Toys" logo; and (3) the search engine (see Figure 6).</text:p>
      <text:p text:style-name="Text_20_body">The first AOIs on the homepage typically receiving fixations from this group of users were those that gave the most information with the least amount of reading: (1) the logo in the upper-left corner; (2) the brief description of the purpose of the website; and (3) the header above that description.</text:p>
      <text:p text:style-name="Text_20_body">Interestingly, one area that received a high number of fixations but is not necessarily useful in determining the purpose of the site is the "Free Shipping" blurb located just above the shopping cart. It could be that this text attracted more attention due to it being a different color than most the other text on the page. This might be an indicator to designers that this could be a means of drawing users' attention to other aspects of the page in the future.</text:p>
      <text:h text:style-name="Heading_20_1" text:outline-level="1">Computer interface evaluation using eye movements: methods and constructs</text:h>
      <text:p text:style-name="Text_20_body">Using eye movement analysis while scanning advertisements on telephone yellow pages, quarter-page ad displays were much more noticed than text listings, and color ads were perceived more quickly, more often, and longer than black and white ads (Lohse, 1997).</text:p>
      <text:p text:style-name="Text_20_body">Scanpaths were collected from 12 subjects while using both `gooda and `poora software interfaces.</text:p>
      <text:p text:style-name="Text_20_body">The good}poor distinction was based upon physical grouping of interface tool buttons. Users expect physically grouped components to be related by some common characteristic, whether physical or conceptual (Wickens and Carswell, 1995).</text:p>
      <text:h text:style-name="Heading_20_1" text:outline-level="1"><text:soft-page-break/>Could I have the Menu Please? An Eye Tracking Study of Design Conventions</text:h>
      <text:p text:style-name="Text_20_body">The National Cancer Institute Guidelines [NCI 2002] give different advice. These suggest that the</text:p>
      <text:p text:style-name="Text_20_body">navigation menu should be placed on the right of the page. From a study of extended use of a portal they observed that users clicked on topics much more efﬁciently with a right-justiﬁed menu, as it was located close to the scroll bar. The advantages observed were even more pronounced on laptop computers [Bailey et al. 2000].</text:p>
      <text:p text:style-name="Text_20_body"><text:s/>This result suggests that expectation of where the menu is placed does not affect task performance. However, closer examination of the results revealed an interaction between Menu Position and Page Visit. Speciﬁcally, on the ﬁrst page visit, performance is indeed better with a left navigation menu than with a right menu, F(1,29) = 6.26, p &lt; 0.05 (see Figure 3). However, this difference disappears on the second page visit.</text:p>
      <text:p text:style-name="Text_20_body">Seven types of screen object where identiﬁed as the basis for this analysis. The categorization scheme for objects was a hybrid of the schemes used by Nielsen &amp; Tahir [2002] and Krug [2000] to classify screen objects on Web pages. The objects were — Logo, Search Box, Menu, Content</text:p>
      <text:p text:style-name="Text_20_body">Text, Content Picture, Ad, Quick Links (Complex Site only) and Page Footer.</text:p>
      <text:p text:style-name="Text_20_body">Across all sites and tasks, there were very few glances to the bottom region of the screen (~1%), and although task targets where always to be found either top, left or right — these screen regions do not receive the most glances. Somewhat surprisingly, the eye tracking data shows that people focus the bulk of their search in the middle content area.</text:p>
      <text:p text:style-name="Text_20_body">Practitioners should not be inhibited from applying guidelines based on evidence because of deviation from the standard.</text:p>
      <text:h text:style-name="Heading_20_1" text:outline-level="1">Webpage aesthetics, performance, and usability: Design variables and their effects</text:h>
      <text:p text:style-name="Text_20_body">Oliver (2002) defines four principles of webpage interface design and development: 1) usability—how intuitively or easily the media item is navigated and processed; 2) visualization—creation of visually interesting and aesthetically pleasing media items while avoiding potentially distracting or unnecessary features; 3) functionality—features of the media item and how useful they are for supporting a given task; and 4) accessibility—tools that help users access the site in alternative formats and provide increased functionality.</text:p>
      <text:p text:style-name="Text_20_body">Turner (2002) invented a webpage usability methodology called Heuristic Evaluation by Proxy (HEP) as a guide for site design and creation.</text:p>
      <text:p text:style-name="Text_20_body">It should be noted here that there does not exist a consensus on the definition of usability (Hassenzahl &amp; Tractinsky 2006, Thuring &amp; Mahlke 2007). One of the purposes of the present study is to investigate how users define usability; particularly whether it includes only performance-related factors or if it includes aesthetic or emotional factors as well.</text:p>
      <text:p text:style-name="Text_20_body">The specific research questions addressed in this study are: 1) what are the design variables and their relationships to the user’s judgement of webpage usability; 2) what is the role of aesthetic and performance variables in usability; and 3) how do some of the design variables affect aesthetic judgement or performance?</text:p>
      <text:p text:style-name="Text_20_body">The most important variables (most important first) are: information layout, server response time, time to load, download time, and speed. The five variables that least affect webpage preference (least important first) are: advertisements, songs, sudden pop-up windows, movies, and coordinated audio and video.</text:p>
      <text:p text:style-name="Text_20_body"><text:soft-page-break/>The results also show that performance-related design variables are regarded as the most important ones in the perceived usability and overall preference of a webpage.</text:p>
      <text:p text:style-name="Text_20_body">Results show that overall user preference increases as aesthetic content increases. Overall user preference also increases as loading speed and variability decreases.</text:p>
      <text:p text:style-name="Text_20_body">The main finding of this experiment is that user aesthetic preference and ease of interaction ratings increase as font size increases, and user aesthetic preference increases as graphic size decreases, although user performance was not affected by the two design variables.</text:p>
      <text:p text:style-name="Text_20_body">Results show that users aesthetically preferred the wider column width. Their aesthetic preference also varies with link style, blue with underline being the most aesthetically preferred, then blue, then blue with scroll over underline, then black with underline, and finally navy blue without underline being the least aesthetically preferred. Ease of interaction also varies with link style; users finding blue with underline the easiest, followed by blue without underline, then blue with scroll over underline, then black plus underline, finally navy blue without underline being the hardest to interact with.</text:p>
      <text:p text:style-name="Text_20_body">Although link style and column width contributed to significant differences with respect to ease of interaction and user aesthetic preference, there was no significant difference in interaction time. This result is of particular note to designers because interaction time is often used as a measure of webpage ‘goodness,’ i.e., if a user finds what he/she is looking for in the quickest amount of time, the webpage is better/more preferred. This study has shown that is not necessarily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1-12-23T20:42:34.22</meta:creation-date>
    <dc:date>2012-03-06T00:54:46.23</dc:date>
    <dc:creator>Hans Mäesalu</dc:creator>
    <meta:editing-duration>P2DT23H43M35S</meta:editing-duration>
    <meta:editing-cycles>305</meta:editing-cycles>
    <meta:generator>OpenOffice.org/3.3$Win32 OpenOffice.org_project/330m20$Build-9567</meta:generator>
    <meta:document-statistic meta:table-count="0" meta:image-count="0" meta:object-count="0" meta:page-count="10" meta:paragraph-count="201" meta:word-count="3923" meta:character-count="26000"/>
  </office:meta>
</office:document-meta>
</file>